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86f" officeooo:paragraph-rsid="001d68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 el desarrollo y mejoramiento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20:12:41.340000000</meta:creation-date>
    <dc:date>2022-07-28T20:14:11.720000000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35" meta:non-whitespace-character-count="31"/>
    <meta:generator>LibreOffice/4.2.3.3$Windows_x86 LibreOffice_project/882f8a0a489bc99a9e60c7905a60226254cb6ff0</meta:generator>
  </office:meta>
</office:document-meta>
</file>